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f3b" officeooo:paragraph-rsid="00140f3b"/>
    </style:style>
    <style:style style:name="P2" style:family="paragraph" style:parent-style-name="Standard">
      <style:text-properties officeooo:rsid="0015d902" officeooo:paragraph-rsid="0015d902"/>
    </style:style>
    <style:style style:name="P3" style:family="paragraph" style:parent-style-name="Standard">
      <style:text-properties fo:font-size="14pt" fo:font-weight="bold" officeooo:rsid="00140f3b" officeooo:paragraph-rsid="00140f3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802e9" officeooo:paragraph-rsid="001802e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bold" officeooo:rsid="001802e9" officeooo:paragraph-rsid="001802e9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802e9" officeooo:paragraph-rsid="001802e9" style:font-size-asian="10.5pt" style:font-weight-asian="normal" style:font-size-complex="12pt" style:font-weight-complex="normal"/>
    </style:style>
    <style:style style:name="T1" style:family="text">
      <style:text-properties officeooo:rsid="0015d902"/>
    </style:style>
    <style:style style:name="T2" style:family="text">
      <style:text-properties officeooo:rsid="001617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mplementação de processo para mudança de tarefa sistêm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Integrantes </text:p>
      <text:p text:style-name="P5"/>
      <text:p text:style-name="P6">Antonio Augusto Gasparini Merlini – 1904938</text:p>
      <text:p text:style-name="P6">Edicrei Fagner Marcondes – 1904807</text:p>
      <text:p text:style-name="P6">Jeffersson Marques da Silva – 1904841 </text:p>
      <text:p text:style-name="P6">Melissa de Sousa Amélia – 1700271</text:p>
      <text:p text:style-name="P6">Rafael Veloso Lino de Souza - 1905398</text:p>
      <text:p text:style-name="P1"/>
      <text:p text:style-name="P1"/>
      <text:p text:style-name="P4">Caso de uso</text:p>
      <text:p text:style-name="P1"/>
      <text:p text:style-name="P1"/>
      <text:p text:style-name="P1"><text:s/>O caso de uso tem como por objetivo apresentar soluções para solicitação de alteração de rotinas sistêmicas de forma <text:span text:style-name="T1">a deixar os processos dinâmicos e intuitivos. Atualmente são identificados os problemas ou rotina que apresenta falhas, seja pelo suporte ou cliente e depois é reportado o evento para equipe de desenvolvimento com abertura de ordem de serviço relatando o problema, feito um vídeo demonstrativo exemplificando a rotina do princípio até o momento que o evento a ser tratado se apresenta. </text:span></text:p>
      <text:p text:style-name="P1"/>
      <text:p text:style-name="P2">Depois disso é feita uma validação do problema apresentado, para elencar os pontos que serão necessárias correções, melhorias e atribuição de novas etapas para solução do problema, com este processo definido é estipulado uma data para um “brainstorm” com a equipe de desenvolvimento e o “StackOwner”. </text:p>
      <text:p text:style-name="P2"/>
      <text:p text:style-name="P2">No qual é elaborado um plano de ação definindo as métricas a serem utilizadas, soluções que se enquadrem dentro do modelo de negócio proposto, datas para entrega da implementação, definição de data para testes junto a equipe de suporte ou QA, definição de commit para produção e entrega para o usuário final. </text:p>
      <text:p text:style-name="P2"/>
      <text:p text:style-name="P2">No modelo AS IS proposto são apresentadas etapas elencadas e cada etapa seguinte, neste aspecto a proposta para possíveis melhorias, são as seguintes:</text:p>
      <text:p text:style-name="P2"/>
      <text:p text:style-name="P2">- <text:span text:style-name="T2">Descrição do problema e qual etapa ele ocorre, e se ele afeta as etapas seguintes ou em outras partes do sistema;</text:span></text:p>
      <text:p text:style-name="P2"/>
      <text:p text:style-name="P2">- <text:span text:style-name="T2">Detalhamento de como isso afeta os processos gerenciais dentro da empresa do cliente, se isso acarreta atrasos, prejuízos e de qual forma isso pode ser agilizado para que não ocorra;</text:span></text:p>
      <text:p text:style-name="P2"/>
      <text:p text:style-name="P2">- <text:span text:style-name="T2">Sugestão de possíveis melhorias dentro da realidade apresentada;</text:span></text:p>
      <text:p text:style-name="P2"/>
      <text:p text:style-name="P2">- <text:span text:style-name="T2">Avaliação junto ao cliente, efetuando testes em par para constatar o real problema e como os procedimentos são executados;</text:span></text:p>
      <text:p text:style-name="P2"/>
      <text:p text:style-name="P2"><text:soft-page-break/>- <text:span text:style-name="T2">Depois de efetuado as correções, testes direcionado ao problema em questão dentro da área de suporte;</text:span></text:p>
      <text:p text:style-name="P2"/>
      <text:p text:style-name="P2">- <text:span text:style-name="T2">Efetuar testes da solução junto ao cliente de maneira que ele se sinta seguro, garantindo assim a qualidade do software;</text:span></text:p>
      <text:p text:style-name="P2"/>
      <text:p text:style-name="P2">- <text:span text:style-name="T2">Efetuado os demais testes tanto suporte e junto ao cliente, liberação do commit final para produção, com abertura para feedbacks dentro dos próximos dias, com melhorias, trativas ou elogi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9T10:31:06.809000000</meta:creation-date>
    <dc:date>2021-05-29T11:47:43.571000000</dc:date>
    <meta:editing-duration>PT39M55S</meta:editing-duration>
    <meta:editing-cycles>1</meta:editing-cycles>
    <meta:document-statistic meta:table-count="0" meta:image-count="0" meta:object-count="0" meta:page-count="2" meta:paragraph-count="19" meta:word-count="389" meta:character-count="2436" meta:non-whitespace-character-count="2056"/>
    <meta:generator>LibreOffice/7.1.3.2$Windows_X86_64 LibreOffice_project/47f78053abe362b9384784d31a6e56f8511eb1c1</meta:generator>
  </office:meta>
</office:document-meta>
</file>